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1" svg:font-family="'Lohit Hindi'"/>
    <style:font-face style:name="OpenSymbol" svg:font-family="OpenSymbol"/>
    <style:font-face style:name="StarSymbol" svg:font-family="StarSymbol"/>
    <style:font-face style:font-family-generic="swiss" style:name="Arial" svg:font-family="Arial"/>
    <style:font-face style:font-family-generic="swiss" style:name="Calibri" svg:font-family="Calibri"/>
    <style:font-face style:font-family-generic="swiss" style:name="DejaVu Sans2" svg:font-family="'DejaVu Sans'"/>
    <style:font-face style:font-family-generic="swiss" style:name="arial" svg:font-family="arial"/>
    <style:font-face style:font-pitch="variable" style:name="Lucida Sans Unicode" svg:font-family="'Lucida Sans Unicode'"/>
    <style:font-face style:font-pitch="variable" style:name="Mangal" svg:font-family="Mangal"/>
    <style:font-face style:font-pitch="variable" style:name="SimSun1" svg:font-family="SimSun"/>
    <style:font-face style:font-pitch="variable" style:name="Tahoma" svg:font-family="Tahoma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1" svg:font-family="Arial"/>
    <style:font-face style:font-family-generic="swiss" style:font-pitch="variable" style:name="Calibri2" svg:font-family="Calibri"/>
    <style:font-face style:font-family-generic="swiss" style:font-pitch="variable" style:name="DejaVu Sans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Calibri1" svg:font-family="Calibri"/>
    <style:font-face style:font-family-generic="system" style:font-pitch="variable" style:name="DejaVu Sans1" svg:font-family="'DejaVu Sans'"/>
    <style:font-face style:font-family-generic="system" style:font-pitch="variable" style:name="Lohit Hindi" svg:font-family="'Lohit Hindi'"/>
    <style:font-face style:font-family-generic="system" style:font-pitch="variable" style:name="Mangal1" svg:font-family="Mangal"/>
    <style:font-face style:font-family-generic="system" style:font-pitch="variable" style:name="SimSun" svg:font-family="SimSun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fo:margin-left="0cm" style:width="17.013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015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UrbanTitle">
      <style:paragraph-properties fo:text-align="center" style:justify-single-word="false"/>
      <style:text-properties fo:font-size="14pt" officeooo:paragraph-rsid="001ff006" style:font-name="Arial1" style:font-size-asian="14pt" style:font-size-complex="14pt"/>
    </style:style>
    <style:style style:family="paragraph" style:name="P2" style:parent-style-name="UrbanTitle">
      <style:paragraph-properties fo:text-align="center" style:justify-single-word="false"/>
      <style:text-properties fo:font-size="14pt" officeooo:paragraph-rsid="001ff006" style:font-name="Arial1" style:font-size-asian="14pt" style:font-size-complex="14pt" style:text-underline-style="none"/>
    </style:style>
    <style:style style:family="paragraph" style:name="P3" style:parent-style-name="UrbanBody">
      <style:text-properties fo:font-size="10.5pt" style:font-name="Arial1" style:font-size-asian="10.5pt" style:font-size-complex="10.5pt"/>
    </style:style>
    <style:style style:family="paragraph" style:name="P4" style:parent-style-name="UrbanBody">
      <style:paragraph-properties fo:text-align="justify" style:justify-single-word="false"/>
      <style:text-properties fo:font-size="10.5pt" style:font-name="Arial1" style:font-size-asian="10.5pt" style:font-size-complex="10.5pt"/>
    </style:style>
    <style:style style:family="paragraph" style:name="P5" style:parent-style-name="UrbanBody">
      <style:text-properties fo:font-size="10.5pt" fo:font-style="normal" fo:font-weight="normal" style:font-name="Arial1" style:font-size-asian="10.5pt" style:font-size-complex="10.5pt" style:font-style-asian="normal" style:font-style-complex="normal" style:font-weight-asian="normal" style:font-weight-complex="normal" style:text-underline-style="none"/>
    </style:style>
    <style:style style:family="paragraph" style:name="P6" style:parent-style-name="UrbanBody">
      <style:paragraph-properties fo:text-align="justify" style:justify-single-word="false"/>
      <style:text-properties fo:font-size="10.5pt" fo:font-style="normal" fo:font-weight="normal" style:font-name="Arial1" style:font-size-asian="10.5pt" style:font-size-complex="10.5pt" style:font-style-asian="normal" style:font-style-complex="normal" style:font-weight-asian="normal" style:font-weight-complex="normal" style:text-underline-style="none"/>
    </style:style>
    <style:style style:family="paragraph" style:name="P7" style:parent-style-name="UrbanBody">
      <style:paragraph-properties fo:text-align="start" style:justify-single-word="false" style:snap-to-layout-grid="false"/>
      <style:text-properties fo:font-size="11pt" officeooo:paragraph-rsid="001ff006" style:font-name="arial" style:font-size-asian="11pt" style:font-size-complex="11pt"/>
    </style:style>
    <style:style style:family="paragraph" style:name="P8" style:parent-style-name="Standard">
      <style:paragraph-properties fo:text-align="justify" style:justify-single-word="false"/>
      <style:text-properties fo:font-size="9pt" fo:font-style="normal" fo:font-weight="bold" officeooo:rsid="000dc8b6" style:font-name="Arial1" style:font-size-asian="9pt" style:font-size-complex="9pt" style:font-style-asian="normal" style:font-style-complex="normal" style:font-weight-asian="bold" style:font-weight-complex="bold" style:text-underline-style="none"/>
    </style:style>
    <style:style style:family="paragraph" style:name="P9" style:parent-style-name="Standard">
      <style:paragraph-properties fo:text-align="start" style:justify-single-word="false"/>
      <style:text-properties fo:font-size="11pt" officeooo:paragraph-rsid="001ff006" style:font-name="Arial1" style:font-size-asian="11pt" style:font-size-complex="11pt"/>
    </style:style>
    <style:style style:family="paragraph" style:name="P10" style:parent-style-name="Standard">
      <style:paragraph-properties fo:text-align="start" style:justify-single-word="false" style:snap-to-layout-grid="false"/>
      <style:text-properties fo:font-size="11pt" officeooo:paragraph-rsid="001ff006" officeooo:rsid="001e73ef" style:font-name="arial" style:font-name-complex="Arial1" style:font-size-asian="11pt" style:font-size-complex="11pt"/>
    </style:style>
    <style:style style:family="paragraph" style:name="P11" style:parent-style-name="Standard">
      <style:paragraph-properties fo:text-align="start" style:justify-single-word="false" style:snap-to-layout-grid="false"/>
      <style:text-properties fo:font-size="11pt" officeooo:paragraph-rsid="001ff006" style:font-name="arial" style:font-name-complex="Arial1" style:font-size-asian="11pt" style:font-size-complex="11pt"/>
    </style:style>
    <style:style style:family="paragraph" style:name="P12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1ff006" style:font-name="Arial1" style:font-size-asian="10pt" style:font-size-complex="10pt"/>
    </style:style>
    <style:style style:family="paragraph" style:name="P13" style:parent-style-name="UrbanBody">
      <style:text-properties fo:font-size="9pt" style:font-name="Arial1" style:font-size-asian="9pt" style:font-size-complex="9pt"/>
    </style:style>
    <style:style style:family="paragraph" style:name="P14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2">
      <style:text-properties fo:font-style="normal" fo:font-weight="normal" officeooo:rsid="0084aa93" style:font-name-complex="Arial1" style:font-style-asian="normal" style:font-style-complex="normal" style:font-weight-asian="normal" style:font-weight-complex="normal" style:text-underline-style="none"/>
    </style:style>
    <style:style style:family="text" style:name="T3">
      <style:text-properties style:text-underline-style="none"/>
    </style:style>
    <style:style style:family="text" style:name="T4">
      <style:text-properties fo:font-weight="bold" style:font-weight-asian="bold" style:font-weight-complex="bold"/>
    </style:style>
    <style:style style:family="text" style:name="T5">
      <style:text-properties style:font-name-complex="Arial1"/>
    </style:style>
    <style:style style:family="text" style:name="T6">
      <style:text-properties officeooo:rsid="001b57ea"/>
    </style:style>
    <style:style style:family="text" style:name="T7">
      <style:text-properties officeooo:rsid="001cb67e"/>
    </style:style>
    <style:style style:family="text" style:name="T8">
      <style:text-properties fo:country="BE" fo:font-weight="bold" fo:language="fr" officeooo:rsid="0020a438" style:font-name="Arial" style:font-name-asian="Calibri1" style:font-name-complex="Calibri1" style:font-weight-asian="bold" style:font-weight-complex="bold" style:text-underline-style="none"/>
    </style:style>
    <style:style style:family="text" style:name="T9">
      <style:text-properties fo:country="FR" fo:font-size="11pt" fo:font-style="normal" fo:font-weight="normal" fo:language="fr" fo:letter-spacing="normal" officeooo:rsid="0084aa93" style:font-name="arial" style:font-name-complex="Calibri2" style:font-size-asian="11pt" style:font-size-complex="11pt" style:font-style-asian="normal" style:font-style-complex="normal" style:font-weight-asian="normal" style:font-weight-complex="normal"/>
    </style:style>
    <style:style style:family="text" style:name="T10">
      <style:text-properties fo:font-size="11pt" fo:font-style="normal" fo:font-weight="normal" officeooo:rsid="0084aa93" style:font-name="arial" style:font-name-complex="Arial1" style:font-size-asian="11pt" style:font-size-complex="11pt" style:font-style-asian="normal" style:font-style-complex="italic" style:font-weight-asian="normal" style:font-weight-complex="normal"/>
    </style:style>
    <style:style style:family="text" style:name="T11">
      <style:text-properties fo:country="FR" fo:font-size="10pt" fo:font-style="normal" fo:font-weight="normal" fo:language="fr" fo:letter-spacing="normal" fo:text-shadow="none" style:country-asian="none" style:country-complex="none" style:font-name="DejaVu Sans2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2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2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3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2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4">
      <style:text-properties fo:country="BE" fo:font-size="10pt" fo:font-style="normal" fo:font-weight="normal" fo:language="fr" fo:letter-spacing="normal" fo:text-shadow="none" style:country-asian="none" style:country-complex="none" style:font-name="DejaVu Sans2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9"><office:annotation><dc:creator>Gauthier Bastien</dc:creator><dc:date>2011-01-13T14:56:41</dc:date><text:p text:style-name="P14">do text</text:p><text:p text:style-name="P14">from document(at=header, format='odt')</text:p></office:annotation><text:span text:style-name="T1">Import depuis header.odt</text:span></text:p>
          </table:table-cell>
          <table:table-cell office:value-type="string" table:style-name="Tableau1.A1">
            <text:p text:style-name="P12"><text:span text:style-name="Police_20_par_20_défaut"><text:span text:style-name="T9"><text:text-input text:description="">tool.getCityName()</text:text-input></text:span></text:span><text:span text:style-name="T10">, le </text:span><text:span text:style-name="T10"><text:text-input text:description="">licence_view.format_date()</text:text-input></text:span></text:p>
            <text:p text:style-name="P7"><text:span text:style-name="T5"><text:text-input text:description="Demandeurs">self.getGeometricians()[0].getPersonTitleValue()</text:text-input></text:span><text:span text:style-name="T5"><text:s/></text:span><text:span text:style-name="T5"><text:text-input text:description="Demandeurs">self.getGeometricians()[0].getName2()</text:text-input></text:span><text:span text:style-name="T5"><text:s/></text:span><text:span text:style-name="T5"><text:text-input text:description="Demandeurs">self.getGeometricians()[0].getName1()</text:text-input></text:span></text:p>
            <text:p text:style-name="P10">Géomètre</text:p>
            <text:p text:style-name="P11"><text:text-input text:description="Demandeurs">self.getGeometricians()[0].getStreet()</text:text-input><text:s/>n°<text:text-input text:description="Demandeurs">self.getGeometricians()[0].getNumber()</text:text-input></text:p>
            <text:p text:style-name="P11"><text:span text:style-name="T2"><text:text-input text:description="Demandeurs">self.getGeometricians()[0].getZipcode()</text:text-input></text:span><text:span text:style-name="T2"><text:s text:c="2"/></text:span><text:span text:style-name="T2"><text:text-input text:description="Demandeurs">self.getGeometricians()[0].getCity()</text:text-input></text:span><text:span text:style-name="T2"><text:s/></text:span></text:p>
          </table:table-cell>
        </table:table-row>
      </table:table>
      <text:p text:style-name="P1"/>
      <text:p text:style-name="P2"><text:span text:style-name="T6">Dossier irrecevable</text:span> pour une demande de permis d'urbani<text:span text:style-name="T7">sation</text:span></text:p>
      <text:p text:style-name="P13"><text:span text:style-name="Police_20_par_20_défaut"><text:span text:style-name="T8"/></text:span></text:p>
      <text:p text:style-name="P3"/>
      <text:p text:style-name="P3"><office:annotation><dc:creator>Gauthier Bastien</dc:creator><dc:date>2011-02-21T09:23:46</dc:date><text:p text:style-name="P14">do text if len(self.getGeometricians()) == 1</text:p></office:annotation><text:span text:style-name="T5"><text:text-input text:description="Demandeurs">self.getGeometricians()[0].getPersonTitleValue()</text:text-input></text:span>,</text:p>
      <text:p text:style-name="P4"><office:annotation><dc:creator>Gauthier Bastien</dc:creator><dc:date>2011-02-21T09:23:46</dc:date><text:p text:style-name="P14">do text if len(self.getGeometricians()) &gt; 1</text:p></office:annotation><text:span text:style-name="T3">&lt;%Titre%&gt;</text:span>,</text:p>
      <text:p text:style-name="P4"/>
      <text:p text:style-name="P6"/>
      <text:p text:style-name="P6">Veuillez trouver, ci-joint, le courrier transmis à votre client dans le cadre de sa demande de permis d'urbanisme :</text:p>
      <text:p text:style-name="P6"/>
      <text:p text:style-name="P3"><office:annotation><dc:creator>Gauthier Bastien</dc:creator><dc:date>2011-02-16T16:12:24</dc:date><text:p text:style-name="P14">do text if len(self.getApplicants()) &gt; 1</text:p></office:annotation><text:span text:style-name="T4">Demandeurs :</text:span> <text:text-input text:description="Demandeurs">self.getApplicantsSignaletic()</text:text-input></text:p>
      <text:p text:style-name="P3"><office:annotation><dc:creator>Gauthier Bastien</dc:creator><dc:date>2011-02-16T16:13:21</dc:date><text:p text:style-name="P14">do text if not len(self.getApplicants()) &gt; 1</text:p></office:annotation><text:span text:style-name="T4">Demandeur :</text:span> <text:text-input text:description="Demandeurs">self.getApplicantsSignaletic()</text:text-input></text:p>
      <text:p text:style-name="P3"><text:span text:style-name="T4">Objet :</text:span> <text:text-input text:description="Objet des travaux">self.getLicenceSubject()</text:text-input></text:p>
      <text:p text:style-name="P5"><text:span text:style-name="T4">Situation :</text:span> <text:text-input text:description="Situation des travaux">self.getWorkLocationSignaletic()</text:text-input><text:s/>- <text:span text:style-name="T4">Référence cadastrale :</text:span> <text:text-input text:description="Bien-Parcelles">licence_view.get_parcels()</text:text-input></text:p>
      <text:p text:style-name="P6"/>
      <text:p text:style-name="P3"><office:annotation><dc:creator>Gauthier Bastien</dc:creator><dc:date>2011-02-21T09:23:46</dc:date><text:p text:style-name="P14">do text if len(self.getGeometricians()) == 1</text:p></office:annotation>Demeurant à votre disposition, nous vous prions d'agréer, <text:span text:style-name="T5"><text:text-input text:description="Demandeurs">self.getGeometricians()[0].getPersonTitleValue()</text:text-input></text:span><text:span text:style-name="T5">, </text:span>nos salutations distinguées.</text:p>
      <text:p text:style-name="P4"><office:annotation><dc:creator>Gauthier Bastien</dc:creator><dc:date>2011-02-21T09:23:46</dc:date><text:p text:style-name="P14">do text if len(self.getGeometricians()) &gt; 1</text:p></office:annotation>Demeurant à votre disposition, nous vous prions d'agréer, <text:span text:style-name="T3">&lt;%Titre%&gt;</text:span>, nos salutations distinguées.</text:p>
      <text:p text:style-name="P4"/>
      <text:p text:style-name="P6"><office:annotation><dc:creator>Gauthier Bastien</dc:creator><dc:date>2011-01-13T14:56:41</dc:date><text:p text:style-name="P14">do text</text:p><text:p text:style-name="P14">from document(at=signatures, format='odt')</text:p></office:annotation>Import depuis signatures.odt</text:p>
      <text:p text:style-name="P6"/>
      <text:p text:style-name="P6"/>
      <text:p text:style-name="P6"/>
      <text:p text:style-name="P6"/>
      <text:p text:style-name="P6"/>
      <text:p text:style-name="P6"/>
      <text:p text:style-name="P8">Annexe : <text:span text:style-name="T6">courrier d'irrecevabilité suivant l'article D.IV.33. 2° du CoDT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1" svg:font-family="'Lohit Hindi'"/>
    <style:font-face style:name="OpenSymbol" svg:font-family="OpenSymbol"/>
    <style:font-face style:name="StarSymbol" svg:font-family="StarSymbol"/>
    <style:font-face style:name="Arial" svg:font-family="Arial" style:font-family-generic="swiss"/>
    <style:font-face style:name="Calibri" svg:font-family="Calibri" style:font-family-generic="swiss"/>
    <style:font-face style:name="DejaVu Sans2" svg:font-family="'DejaVu Sans'" style:font-family-generic="swiss"/>
    <style:font-face style:name="arial" svg:font-family="arial" style:font-family-generic="swiss"/>
    <style:font-face style:name="Lucida Sans Unicode" svg:font-family="'Lucida Sans Unicode'" style:font-pitch="variable"/>
    <style:font-face style:name="Mangal" svg:font-family="Mangal" style:font-pitch="variable"/>
    <style:font-face style:name="SimSun1" svg:font-family="SimSun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1" svg:font-family="Arial" style:font-family-generic="swiss" style:font-pitch="variable"/>
    <style:font-face style:name="Calibri2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Calibri1" svg:font-family="Calibri" style:font-family-generic="system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1" svg:font-family="Mangal" style:font-family-generic="system" style:font-pitch="variable"/>
    <style:font-face style:name="SimSun" svg:font-family="SimSun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1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1" fo:font-family="'Times New Roman'" style:font-style-name="Normal" style:font-family-generic="roman" style:font-pitch="variable" fo:font-size="11pt" style:font-size-asian="10.5pt"/>
    </style:style>
    <style:style style:name="UrbanReferences" style:family="paragraph" style:parent-style-name="Table_20_Contents">
      <style:paragraph-properties fo:text-align="start" style:justify-single-word="false"/>
      <style:text-properties style:font-name="Times New Roman" fo:font-family="'Times New Roman'" style:font-family-generic="roman" style:font-pitch="variable" fo:font-size="12pt" style:font-size-asian="12pt" style:font-size-complex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1" fo:font-family="'Times New Roman'" style:font-style-name="Normal" style:font-family-generic="roman" style:font-pitch="variable" style:font-size-asian="10.5pt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09-07-27T10:37:25</meta:creation-date>
    <dc:date>2020-12-02T09:46:58.615707129</dc:date>
    <dc:language>fr-FR</dc:language>
    <meta:editing-cycles>125</meta:editing-cycles>
    <meta:editing-duration>P1DT10H41M12S</meta:editing-duration>
    <meta:document-statistic meta:table-count="1" meta:image-count="0" meta:object-count="0" meta:page-count="1" meta:paragraph-count="18" meta:word-count="133" meta:character-count="1174" meta:non-whitespace-character-count="1093"/>
    <meta:user-defined meta:name="Info 1"/>
    <meta:user-defined meta:name="Info 2"/>
    <meta:user-defined meta:name="Info 3"/>
    <meta:user-defined meta:name="Info 4"/>
  </office:meta>
</office:document-meta>
</file>